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ercice 1:</text:p>
      <text:p text:style-name="Standard">fact(n) = 1 si n = 0</text:p>
      <text:p text:style-name="Standard"><text:tab/>= n*fact(n-1)</text:p>
      <text:p text:style-name="Standard"/>
      <text:p text:style-name="Standard">def fact(n):</text:p>
      <text:p text:style-name="Standard"><text:s text:c="4"/>if n==0:</text:p>
      <text:p text:style-name="Standard"><text:s text:c="8"/>return 1</text:p>
      <text:p text:style-name="Standard"><text:s text:c="4"/>else:</text:p>
      <text:p text:style-name="Standard"><text:s text:c="8"/>return n*fact(n-1)</text:p>
      <text:p text:style-name="Standard"/>
      <text:p text:style-name="Standard"/>
      <text:p text:style-name="Standard">Exercice 2:</text:p>
      <text:p text:style-name="Standard"/>
      <text:p text:style-name="Standard">def syracuse(u_n):</text:p>
      <text:p text:style-name="Standard"><text:s text:c="4"/>while u_n&gt;1:</text:p>
      <text:p text:style-name="Standard"><text:s text:c="8"/>if u_n%2==0:</text:p>
      <text:p text:style-name="Standard"><text:s text:c="12"/>return u_n/2 syracuse(u_n)</text:p>
      <text:p text:style-name="Standard"><text:s text:c="8"/>else:</text:p>
      <text:p text:style-name="Standard"><text:s text:c="12"/>return 3*u_n+1 syracuse(u_n)</text:p>
      <text:p text:style-name="Standard">Exercice 3:</text:p>
      <text:p text:style-name="Standard"/>
      <text:p text:style-name="Standard">def serie(n,a,b):</text:p>
      <text:p text:style-name="Standard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08:08:59.364000000</meta:creation-date>
    <meta:editing-duration>PT12M26S</meta:editing-duration>
    <meta:editing-cycles>3</meta:editing-cycles>
    <meta:generator>LibreOffice/3.4$Win32 LibreOffice_project/340m1$Build-203</meta:generator>
    <dc:date>2020-09-04T08:35:26.32</dc:date>
    <meta:document-statistic meta:table-count="0" meta:image-count="0" meta:object-count="0" meta:page-count="1" meta:paragraph-count="18" meta:word-count="39" meta:character-count="308" meta:non-whitespace-character-count="213"/>
    <meta:user-defined meta:name="Info 1"/>
    <meta:user-defined meta:name="Info 2"/>
    <meta:user-defined meta:name="Info 3"/>
    <meta:user-defined meta:name="Info 4"/>
  </office:meta>
</office:document-meta>
</file>